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text-properties fo:font-size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Courier 10 Pitch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cala Implicit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olumbus Scala Enthusiasts</text:p>
            <text:p>June 22, 2015</text:p>
            <text:p><text:span text:style-name="T1">Dan Wiebe</text:span></text:p>
            <text:p><text:span text:style-name="T1">@dnwieb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 Implic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lass</text:p>
              </text:list-item>
              <text:list-item>
                <text:p>Method</text:p>
              </text:list-item>
              <text:list-item>
                <text:p>Parameter L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icit Classe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header>
                <text:p text:style-name="P2"/>
                <text:p text:style-name="P2"/>
                <text:p text:style-name="P2">Cod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icit Classe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tart with <text:span text:style-name="T2">implicit class</text:span></text:p>
              </text:list-item>
              <text:list-item>
                <text:p>Class name doesn't matter</text:p>
              </text:list-item>
              <text:list-item>
                <text:p>Single non-implicit constructor parameter</text:p>
              </text:list-item>
              <text:list-item>
                <text:p>Must be inside object or class</text:p>
                <text:p/>
              </text:list-item>
              <text:list-item>
                <text:p>Acceptable - JavaConver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icit Method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header>
                <text:p text:style-name="P2"/>
                <text:p text:style-name="P2"/>
                <text:p text:style-name="P2">Cod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icit Methods</text:p>
          </draw:text-box>
        </draw:frame>
        <draw:frame presentation:style-name="pr4" draw:text-style-name="P3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Start with <text:span text:style-name="T2">implicit def</text:span></text:p>
              </text:list-item>
              <text:list-item>
                <text:p>Class name doesn't matter</text:p>
              </text:list-item>
              <text:list-item>
                <text:p>Method name doesn't matter</text:p>
              </text:list-item>
              <text:list-item>
                <text:p>Single parameter</text:p>
              </text:list-item>
              <text:list-item>
                <text:p>Signature matches intended conversion</text:p>
              </text:list-item>
              <text:list-item>
                <text:p>Must be imported as method, not class</text:p>
                <text:p/>
              </text:list-item>
              <text:list-item>
                <text:p>Deprecated - JavaConver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icit Parameter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header>
                <text:p text:style-name="P2"/>
                <text:p text:style-name="P2"/>
                <text:p text:style-name="P2">Cod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icit Parameters</text:p>
          </draw:text-box>
        </draw:frame>
        <draw:frame presentation:style-name="pr4" draw:text-style-name="P3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Separate parameter list at end</text:p>
              </text:list-item>
              <text:list-item>
                <text:p>Parameter list begins with <text:span text:style-name="T2">implicit</text:span></text:p>
              </text:list-item>
              <text:list-item>
                <text:p>Values for parameter list marked <text:span text:style-name="T2">implicit</text:span></text:p>
                <text:p/>
              </text:list-item>
              <text:list-item>
                <text:p>Accep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cala Implicits</text:p>
          </draw:text-box>
        </draw:frame>
        <draw:frame presentation:style-name="pr2" draw:text-style-name="P6" draw:layer="layout" svg:width="25.199cm" svg:height="12.179cm" svg:x="1.4cm" svg:y="4.914cm" presentation:class="subtitle">
          <draw:text-box>
            <text:p text:style-name="P5">Columbus Scala Enthusiasts</text:p>
            <text:p text:style-name="P5">June 22, 2015</text:p>
            <text:p text:style-name="P5"><text:span text:style-name="T1">Dan Wiebe</text:span></text:p>
            <text:p text:style-name="P5"><text:span text:style-name="T1">@dnwiebe</text:span></text:p>
            <text:p text:style-name="P5"><text:span text:style-name="T1"/></text:p>
            <text:p text:style-name="P5"><text:span text:style-name="T3">https://github/dnwiebe/ScalaImplic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1T16:44:54.929772970</meta:creation-date>
    <dc:date>2015-06-22T06:14:14.675063731</dc:date>
    <meta:editing-duration>PT7H43M38S</meta:editing-duration>
    <meta:editing-cycles>3</meta:editing-cycles>
    <meta:generator>LibreOffice/4.4.2.2$Linux_X86_64 LibreOffice_project/40m0$Build-2</meta:generator>
    <meta:document-statistic meta:object-count="57"/>
  </office:meta>
</office:document-meta>
</file>